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achana" svg:font-family="Rachana"/>
    <style:font-face style:name="KacstQurn" svg:font-family="KacstQur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mplex="KacstQur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ہم ہندوستانی آزادی کی بہار کی آمد کے منتظر ہیں۔ جب سے ہندوستان نے 1947 میں آزادی حاصل کی ہے، ہر ہندوستانی نے ہندوستان چھوڑو تحریک کو اپنے ملک کی آزادی کی بنیادی وجہ سمجھا ہے۔ ہندوستان چھوڑو تحریک یا اگست تحریک ایک عدم تعاون کی تحریک تھی جسے مہاتما گاندھی نے آزادی سے 5 سال قبل 8 اگست 1942 کو شروع کیا تھا، جس میں ہندوستان میں برطانوی راج کے خاتمے کا مطالبہ کیا گیا تھا۔ گاندھی جی کی طاقتور تقاریر، خاص طور پر ’’کرو یا مرو‘‘ کی پکار نے قوم کو پرجوش کردیا۔ موہن داس کرم چند گاندھی نے 8 اگست 1942 کو بمبئی میں منعقدہ آل انڈیا کانگریس کمیٹی کے اجلاس میں 'ہندوستان چھوڑو' تحریک کا آغاز کیا۔ اگلے دن، گاندھی جی، نہرو اور انڈین نیشنل کانگریس کے کئی دوسرے رہنماؤں کو برطانوی حکومت نے گرفتار کر لیا۔ ’’ہندوستان چھوڑو‘‘ کا نعرہ یوسف مہرالی نے لگایا تھا۔ ہندوستان چھوڑو تحریک نے، کسی بھی چیز سے زیادہ، ہندوستانی عوام کو برطانوی راج کے خلاف متحد کیا۔ اگرچہ 1944 تک زیادہ تر مظاہروں کو دبا دیا گیا تھا، لیکن گاندھی نے اپنی مزاحمت جاری رکھی اور 1944 میں رہائی کے بعد 21 روزہ روزہ شروع کیا۔ دوسری جنگ عظیم کے اختتام تک دنیا میں برطانیہ کی پوزیشن میں نمایاں تبدیلی آچکی تھی اور آزادی کے مطالبے کو مزید نظر انداز نہیں کیا جاسکتا تھا۔ اس طرح ہندوستان کو 1947 میں آزادی ملی۔ ہمیں ایسے بہت سے تاریخی حقائق کو سمجھنا چاہیے۔ میری طرف سے آپ سب کو یوم آزادی بہت بہت مبارک ہو۔</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achana" svg:font-family="Rachana"/>
    <style:font-face style:name="KacstQurn" svg:font-family="KacstQurn"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27T06:49:27.802848546</meta:creation-date>
    <dc:date>2025-07-27T06:51:06.791898008</dc:date>
    <meta:editing-duration>PT1M39S</meta:editing-duration>
    <meta:editing-cycles>1</meta:editing-cycles>
    <meta:document-statistic meta:table-count="0" meta:image-count="0" meta:object-count="0" meta:page-count="1" meta:paragraph-count="1" meta:word-count="254" meta:character-count="1251" meta:non-whitespace-character-count="998"/>
    <meta:generator>LibreOffice/6.4.7.2$Linux_X86_64 LibreOffice_project/40$Build-2</meta:generator>
  </office:meta>
</office:document-meta>
</file>